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text-properties officeooo:paragraph-rsid="0005b016"/>
    </style:style>
    <style:style style:name="P3" style:family="paragraph" style:parent-style-name="Standard">
      <style:text-properties fo:font-weight="normal" officeooo:paragraph-rsid="0005b016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b016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5b016" style:font-weight-asian="normal" style:font-weight-complex="normal"/>
    </style:style>
    <style:style style:name="T5" style:family="text">
      <style:text-properties officeooo:rsid="0005b0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Board</text:p>
      <text:p text:style-name="Standard"/>
      <text:p text:style-name="Standard">It is the core of the system, where each module is a feature that can be added, this component uses a TThread component (to read data from the device).</text:p>
      <text:p text:style-name="Standard"/>
      <text:p text:style-name="Standard">The main events of this component and they have to exist, are:</text:p>
      <text:p text:style-name="Standard"/>
      <text:p text:style-name="Standard"><text:span text:style-name="T1">OnSendDataToDevice</text:span>, to send data to the device.</text:p>
      <text:p text:style-name="Standard"/>
      <text:p text:style-name="Standard"><text:span text:style-name="T1">OnGetDataFromDevice</text:span>, read a byte from device or has to return -1 if there is not anyone.</text:p>
      <text:p text:style-name="Standard"/>
      <text:p text:style-name="Standard"><text:span text:style-name="T1">OnDeviceDataAvailable</text:span>, indicates if there is a new data available to read.</text:p>
      <text:p text:style-name="Standard"/>
      <text:p text:style-name="Standard">When ConfigurableFirmata starts sends report version, report firmware, then TBoard query board ca<text:span text:style-name="T3">pabilities. </text:span><text:span text:style-name="T4">I don’t know the reason why if you are using TCP ConfigurableFirmata does not send</text:span></text:p>
      <text:p text:style-name="P3"><text:span text:style-name="T5">version and firmware, TBoard waits for them about 3000 ms before to ask version and firmware. </text:span></text:p>
      <text:p text:style-name="P2"><text:span text:style-name="T1">OnBoardReady </text:span><text:span text:style-name="T3">is </text:span>run when TBoard gets report capabilities, the state becomes Enabled.</text:p>
      <text:p text:style-name="Standard"/>
      <text:p text:style-name="Standard"/>
      <text:p text:style-name="Standard">When <text:span text:style-name="T1">Enabled</text:span> is set to false, all modules linked are set to false too.</text:p>
      <text:p text:style-name="Standard"/>
      <text:p text:style-name="Standard"><text:span text:style-name="T1">OnBeforeOpen</text:span>, is executed before enable the board and is normally used to open device connection.</text:p>
      <text:p text:style-name="Standard"><text:span text:style-name="T1">OnAfterClose</text:span>, is executed when the component is to be deactivated and is normally used to close connection.</text:p>
      <text:p text:style-name="Standard">Finally, the <text:span text:style-name="T1">OnBoardData</text:span> event is launched when the device wants to send a message to the client but is not a query and <text:span text:style-name="T1">OnError</text:span> whenever an error occurs on the client side.</text:p>
      <text:p text:style-name="Standard"/>
      <text:p text:style-name="Standard">There is a starting time limit defaults to 6000 ms, this is the case of ConfigurableFirmata with flashing LED (starting without these flashing led is about 1.6 seconds). You can change this with <text:span text:style-name="T1">MaxTime</text:span> property. <text:span text:style-name="T1">StartingTime</text:span><text:span text:style-name="T3"> property is the amount of time spending in starting.</text:span></text:p>
      <text:p text:style-name="Standard"/>
      <text:p text:style-name="Standard"><text:span text:style-name="T1">SamplingInterval</text:span> property defaults to 19 m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7:11:30.914074573</meta:creation-date>
    <dc:date>2019-06-12T09:55:20.019000000</dc:date>
    <meta:editing-duration>PT59M22S</meta:editing-duration>
    <meta:editing-cycles>4</meta:editing-cycles>
    <meta:generator>LibreOffice/6.2.4.2$Windows_X86_64 LibreOffice_project/2412653d852ce75f65fbfa83fb7e7b669a126d64</meta:generator>
    <meta:document-statistic meta:table-count="0" meta:image-count="0" meta:object-count="0" meta:page-count="1" meta:paragraph-count="15" meta:word-count="261" meta:character-count="1565" meta:non-whitespace-character-count="1318"/>
  </office:meta>
</office:document-meta>
</file>